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10099" number:language="es" number:country="AR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499cm" svg:height="11.361cm" svg:x="8.189cm" svg:y="7.921cm">
            <draw:object draw:notify-on-update-of-ranges="Hoja1.E2:Hoja1.E15 Hoja1.F1:Hoja1.F1 Hoja1.F2:Hoja1.F15 Hoja1.G1:Hoja1.G1 Hoja1.G2:Hoja1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Nodos</text:p>
          </table:table-cell>
          <table:table-cell office:value-type="string">
            <text:p>Promedio</text:p>
          </table:table-cell>
          <table:table-cell office:value-type="string">
            <text:p>Teorico</text:p>
          </table:table-cell>
          <table:table-cell table:number-columns-repeated="4"/>
          <table:table-cell office:value-type="string">
            <text:p>Constante C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776">
            <text:p>12776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SUMIF([.$A$2:.$A$9601];[.E2];[.$B$2:.$B$9601])/100" office:value-type="float" office:value="6376.48">
            <text:p>6376</text:p>
          </table:table-cell>
          <table:table-cell table:formula="of:=[.$M$1] * [.E2] * (2+2*3)" office:value-type="float" office:value="24">
            <text:p>24</text:p>
          </table:table-cell>
          <table:table-cell table:style-name="ce2" table:formula="of:=[.F2]&lt;[.G2]" office:value-type="boolean" office:boolean-value="false">
            <text:p>FALSO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07">
            <text:p>22807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table:formula="of:=SUMIF([.$A$2:.$A$9601];[.E3];[.$B$2:.$B$9601])/100" office:value-type="float" office:value="7002.63">
            <text:p>7003</text:p>
          </table:table-cell>
          <table:table-cell table:formula="of:=[.$M$1] * [.E3] * (2+2*3+ 2*3*4)" office:value-type="float" office:value="128">
            <text:p>128</text:p>
          </table:table-cell>
          <table:table-cell table:style-name="ce2" table:formula="of:=[.F3]&lt;[.G3]" office:value-type="boolean" office:boolean-value="false">
            <text:p>FALSO</text:p>
          </table:table-cell>
          <table:table-cell table:number-columns-repeated="3"/>
          <table:table-cell office:value-type="string">
            <text:p>Teórico</text:p>
          </table:table-cell>
          <table:table-cell office:value-type="string">
            <text:p>O(n^3)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29">
            <text:p>12029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9601];[.E4];[.$B$2:.$B$9601])/100" office:value-type="float" office:value="7977.62">
            <text:p>7978</text:p>
          </table:table-cell>
          <table:table-cell table:formula="of:=[.$M$1] * [.E4] * (2+2*3 + 2*3*4+2*3*4*5)" office:value-type="float" office:value="760">
            <text:p>760</text:p>
          </table:table-cell>
          <table:table-cell table:style-name="ce2" table:formula="of:=[.F4]&lt;[.G4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32">
            <text:p>11632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9601];[.E5];[.$B$2:.$B$9601])/100" office:value-type="float" office:value="13700.68">
            <text:p>13701</text:p>
          </table:table-cell>
          <table:table-cell table:formula="of:=[.$M$1] * [.E5] * (2+2*3 + 2*3*4+2*3*4*5+2*3*4*5*6)" office:value-type="float" office:value="5232">
            <text:p>5232</text:p>
          </table:table-cell>
          <table:table-cell table:style-name="ce2" table:formula="of:=[.F5]&lt;[.G5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396">
            <text:p>11396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9601];[.E6];[.$B$2:.$B$9601])/100" office:value-type="float" office:value="24628.82">
            <text:p>24629</text:p>
          </table:table-cell>
          <table:table-cell table:formula="of:=[.$M$1] * [.E6] * (2+2*3 + 2*3*4+2*3*4*5+2*3*4*5*6 + 2*3*4*5*6*7)" office:value-type="float" office:value="41384">
            <text:p>41384</text:p>
          </table:table-cell>
          <table:table-cell table:style-name="ce2" table:formula="of:=[.F6]&lt;[.G6]" office:value-type="boolean" office:boolean-value="true">
            <text:p>VERDADERO</text:p>
          </table:table-cell>
          <table:table-cell table:number-columns-repeated="3"/>
          <table:table-cell table:formula="of:=COUNTIF([.H2:.H15];1)" office:value-type="float" office:value="10">
            <text:p>10</text:p>
          </table:table-cell>
          <table:table-cell office:value-type="string">
            <text:p>d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64">
            <text:p>11664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9601];[.E7];[.$B$2:.$B$9601])/100" office:value-type="float" office:value="48693.79">
            <text:p>48694</text:p>
          </table:table-cell>
          <table:table-cell table:formula="of:=[.$M$1] * [.E7] * (2+2*3 + 2*3*4+2*3*4*5+2*3*4*5*6 + 2*3*4*5*6*7 + 2*3*4*5*6*7*8)" office:value-type="float" office:value="369856">
            <text:p>369856</text:p>
          </table:table-cell>
          <table:table-cell table:style-name="ce2" table:formula="of:=[.F7]&lt;[.G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0">
            <text:p>20390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9601];[.E8];[.$B$2:.$B$9601])/100" office:value-type="float" office:value="109773.21">
            <text:p>109773</text:p>
          </table:table-cell>
          <table:table-cell table:formula="of:=[.$M$1] * [.E8] * (2+2*3 + 2*3*4+2*3*4*5+2*3*4*5*6 + 2*3*4*5*6*7 + 2*3*4*5*6*7*8 + 2*3*4*5*6*7*8*9)" office:value-type="float" office:value="3682008">
            <text:p>3682008</text:p>
          </table:table-cell>
          <table:table-cell table:style-name="ce2" table:formula="of:=[.F8]&lt;[.G8]" office:value-type="boolean" office:boolean-value="true">
            <text:p>VERDADERO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75">
            <text:p>11375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9601];[.E9];[.$B$2:.$B$9601])/100" office:value-type="float" office:value="377460.59">
            <text:p>377461</text:p>
          </table:table-cell>
          <table:table-cell table:formula="of:=[.$M$1] * [.E9] * (2+2*3 + 2*3*4+2*3*4*5+2*3*4*5*6 + 2*3*4*5*6*7 + 2*3*4*5*6*7*8 + 2*3*4*5*6*7*8*9 + 2*3*4*5*6*7*8*9*10)" office:value-type="float" office:value="40379120">
            <text:p>40379120</text:p>
          </table:table-cell>
          <table:table-cell table:style-name="ce2" table:formula="of:=[.F9]&lt;[.G9]" office:value-type="boolean" office:boolean-value="true">
            <text:p>VERDADERO</text:p>
          </table:table-cell>
          <table:table-cell table:number-columns-repeated="3"/>
          <table:table-cell office:value-type="string">
            <text:p>N * sum(i!)</text:p>
          </table:table-cell>
          <table:table-cell office:value-type="string">
            <text:p>con i = 1 to N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906">
            <text:p>11906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9601];[.E10];[.$B$2:.$B$9601])/100" office:value-type="float" office:value="1222003.19">
            <text:p>1222003</text:p>
          </table:table-cell>
          <table:table-cell table:formula="of:=[.$M$1] * [.E10] * (2+2*3 + 2*3*4+2*3*4*5+2*3*4*5*6 + 2*3*4*5*6*7 + 2*3*4*5*6*7*8 + 2*3*4*5*6*7*8*9 + 2*3*4*5*6*7*8*9*10 + 2*3*4*5*6*7*8*9*10*11)" office:value-type="float" office:value="483501832">
            <text:p>483501832</text:p>
          </table:table-cell>
          <table:table-cell table:style-name="ce2" table:formula="of:=[.F10]&lt;[.G1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099">
            <text:p>21099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9601];[.E11];[.$B$2:.$B$9601])/100" office:value-type="float" office:value="3905206.61">
            <text:p>3905207</text:p>
          </table:table-cell>
          <table:table-cell table:formula="of:=[.$M$1] * [.E11] * (2+2*3 + 2*3*4+2*3*4*5+2*3*4*5*6 + 2*3*4*5*6*7 + 2*3*4*5*6*7*8 + 2*3*4*5*6*7*8*9 + 2*3*4*5*6*7*8*9*10 + 2*3*4*5*6*7*8*9*10*11 + 2*3*4*5*6*7*8*9*10*11*12)" office:value-type="float" office:value="6275475744">
            <text:p>6275475744</text:p>
          </table:table-cell>
          <table:table-cell table:style-name="ce2" table:formula="of:=[.F11]&lt;[.G1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20">
            <text:p>11820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9601];[.E12];[.$B$2:.$B$9601])/100" office:value-type="float" office:value="16049780.38">
            <text:p>16049780</text:p>
          </table:table-cell>
          <table:table-cell table:formula="of:=[.$M$1] * [.E12] * (2+2*3 + 2*3*4+2*3*4*5+2*3*4*5*6 + 2*3*4*5*6*7 + 2*3*4*5*6*7*8 + 2*3*4*5*6*7*8*9 + 2*3*4*5*6*7*8*9*10 + 2*3*4*5*6*7*8*9*10*11 + 2*3*4*5*6*7*8*9*10*11*12+2*3*4*5*6*7*8*9*10*11*12*13)" office:value-type="float" office:value="87749702456">
            <text:p>87749702456</text:p>
          </table:table-cell>
          <table:table-cell table:style-name="ce2" table:formula="of:=[.F12]&lt;[.G1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18">
            <text:p>11618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9601];[.E13];[.$B$2:.$B$9601])/100" office:value-type="float" office:value="63364739.62">
            <text:p>63364740</text:p>
          </table:table-cell>
          <table:table-cell table:formula="of:=[.$M$1] * [.E13] * (2+2*3 + 2*3*4+2*3*4*5+2*3*4*5*6 + 2*3*4*5*6*7 + 2*3*4*5*6*7*8 + 2*3*4*5*6*7*8*9 + 2*3*4*5*6*7*8*9*10 + 2*3*4*5*6*7*8*9*10*11 + 2*3*4*5*6*7*8*9*10*11*12+2*3*4*5*6*7*8*9*10*11*12*13 + 2*3*4*5*6*7*8*9*10*11*12*13*14)" office:value-type="float" office:value="1314995756368">
            <text:p>1314995756368</text:p>
          </table:table-cell>
          <table:table-cell table:style-name="ce2" table:formula="of:=[.F13]&lt;[.G1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559">
            <text:p>1155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9601];[.E14];[.$B$2:.$B$9601])/100" office:value-type="float" office:value="183839183.31">
            <text:p>183839183</text:p>
          </table:table-cell>
          <table:table-cell table:formula="of:=[.$M$1] * [.E14] * (2+2*3 + 2*3*4+2*3*4*5+2*3*4*5*6 + 2*3*4*5*6*7 + 2*3*4*5*6*7*8 + 2*3*4*5*6*7*8*9 + 2*3*4*5*6*7*8*9*10 + 2*3*4*5*6*7*8*9*10*11 + 2*3*4*5*6*7*8*9*10*11*12+2*3*4*5*6*7*8*9*10*11*12*13 + 2*3*4*5*6*7*8*9*10*11*12*13*14 + 2*3*4*5*6*7*8*9*10*11*12*13*14*15)" office:value-type="float" office:value="21024039544680">
            <text:p>21024039544680</text:p>
          </table:table-cell>
          <table:table-cell table:style-name="ce2" table:formula="of:=[.F14]&lt;[.G1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41">
            <text:p>11841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9601];[.E15];[.$B$2:.$B$9601])/100" office:value-type="float" office:value="268261240.7">
            <text:p>268261241</text:p>
          </table:table-cell>
          <table:table-cell table:formula="of:=[.$M$1] * [.E15] * (2+2*3 + 2*3*4+2*3*4*5+2*3*4*5*6 + 2*3*4*5*6*7 + 2*3*4*5*6*7*8 + 2*3*4*5*6*7*8*9 + 2*3*4*5*6*7*8*9*10 + 2*3*4*5*6*7*8*9*10*11 + 2*3*4*5*6*7*8*9*10*11*12+2*3*4*5*6*7*8*9*10*11*12*13 + 2*3*4*5*6*7*8*9*10*11*12*13*14 + 2*3*4*5*6*7*8*9*10*11*12*13*14*15+2*3*4*5*6*7*8*9*10*11*12*13*14*15*16)" office:value-type="float" office:value="357190280388992">
            <text:p>357190280388992</text:p>
          </table:table-cell>
          <table:table-cell table:style-name="ce2" table:formula="of:=[.F15]&lt;[.G1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62">
            <text:p>1206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224">
            <text:p>2022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561">
            <text:p>1156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729">
            <text:p>1172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340">
            <text:p>1134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241">
            <text:p>1124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249">
            <text:p>1124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534">
            <text:p>1153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715">
            <text:p>1171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21">
            <text:p>1162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97">
            <text:p>1169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56">
            <text:p>1185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591">
            <text:p>2059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07">
            <text:p>1160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115">
            <text:p>1211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380">
            <text:p>1238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451">
            <text:p>1145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407">
            <text:p>2040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796">
            <text:p>1179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774">
            <text:p>1177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432">
            <text:p>1143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153">
            <text:p>1115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308">
            <text:p>1130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443">
            <text:p>1144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53">
            <text:p>1165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242">
            <text:p>1124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420">
            <text:p>1142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151">
            <text:p>1115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287">
            <text:p>1228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453">
            <text:p>1145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246">
            <text:p>1124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95">
            <text:p>1169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366">
            <text:p>11366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714">
            <text:p>1171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70">
            <text:p>1187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353">
            <text:p>1135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500">
            <text:p>1250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321">
            <text:p>2232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13">
            <text:p>1231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44">
            <text:p>1234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256">
            <text:p>1225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293">
            <text:p>1329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705">
            <text:p>1270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967">
            <text:p>2096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546">
            <text:p>1254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927">
            <text:p>1292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98">
            <text:p>1239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91">
            <text:p>1219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275">
            <text:p>2127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838">
            <text:p>1283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70">
            <text:p>1217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79">
            <text:p>1237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35">
            <text:p>1213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87">
            <text:p>1238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046">
            <text:p>1204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931">
            <text:p>1193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264">
            <text:p>1226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617">
            <text:p>1261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893">
            <text:p>1189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293">
            <text:p>2129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470">
            <text:p>1247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228">
            <text:p>1222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994">
            <text:p>1199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11">
            <text:p>1231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902">
            <text:p>1190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69">
            <text:p>1236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092">
            <text:p>2109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978">
            <text:p>1197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964">
            <text:p>1296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907">
            <text:p>3190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457">
            <text:p>1245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047">
            <text:p>1204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61">
            <text:p>1216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50">
            <text:p>1235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443">
            <text:p>1244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005">
            <text:p>1200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956">
            <text:p>1295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68">
            <text:p>1236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576">
            <text:p>2057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953">
            <text:p>1295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074">
            <text:p>1207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280">
            <text:p>1228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797">
            <text:p>1279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533">
            <text:p>1253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924">
            <text:p>2092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35">
            <text:p>1213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919">
            <text:p>1391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104">
            <text:p>1410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122">
            <text:p>1512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226">
            <text:p>2922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161">
            <text:p>1316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882">
            <text:p>1388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716">
            <text:p>1671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98">
            <text:p>1329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596">
            <text:p>3659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706">
            <text:p>1270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850">
            <text:p>1385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008">
            <text:p>1200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909">
            <text:p>1290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727">
            <text:p>1272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676">
            <text:p>2267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041">
            <text:p>1304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612">
            <text:p>1361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104">
            <text:p>1310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050">
            <text:p>1305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585">
            <text:p>1258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324">
            <text:p>1532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018">
            <text:p>1401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576">
            <text:p>1657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091">
            <text:p>1409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788">
            <text:p>1278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423">
            <text:p>2242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667">
            <text:p>1266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91">
            <text:p>1329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915">
            <text:p>1391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74">
            <text:p>1747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300">
            <text:p>1530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858">
            <text:p>1485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753">
            <text:p>1575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745">
            <text:p>1374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670">
            <text:p>1367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805">
            <text:p>2380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593">
            <text:p>1359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314">
            <text:p>1531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778">
            <text:p>1277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329">
            <text:p>1432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894">
            <text:p>1589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782">
            <text:p>2178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635">
            <text:p>1363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502">
            <text:p>1350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764">
            <text:p>1376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826">
            <text:p>1382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100">
            <text:p>1410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568">
            <text:p>3156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105">
            <text:p>1710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582">
            <text:p>1858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094">
            <text:p>3309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439">
            <text:p>2943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936">
            <text:p>1893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423">
            <text:p>2442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827">
            <text:p>4182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517">
            <text:p>2551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540">
            <text:p>2254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657">
            <text:p>2165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571">
            <text:p>1957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799">
            <text:p>1879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703">
            <text:p>1770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021">
            <text:p>3302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543">
            <text:p>1954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670">
            <text:p>2367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772">
            <text:p>3777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86">
            <text:p>2468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718">
            <text:p>2271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655">
            <text:p>2865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846">
            <text:p>3984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993">
            <text:p>2199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304">
            <text:p>2930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594">
            <text:p>2559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388">
            <text:p>2138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931">
            <text:p>3193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1">
            <text:p>2457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645">
            <text:p>3464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695">
            <text:p>2069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402">
            <text:p>2440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77">
            <text:p>2467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966">
            <text:p>3196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1184">
            <text:p>6118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888">
            <text:p>2188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948">
            <text:p>2594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823">
            <text:p>2182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390">
            <text:p>2739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080">
            <text:p>2208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934">
            <text:p>2593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668">
            <text:p>2866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757">
            <text:p>3675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110">
            <text:p>2211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544">
            <text:p>2354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548">
            <text:p>2354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775">
            <text:p>3077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465">
            <text:p>2846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355">
            <text:p>4135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765">
            <text:p>3076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338">
            <text:p>2033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328">
            <text:p>3432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295">
            <text:p>2529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290">
            <text:p>2329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114">
            <text:p>5211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378">
            <text:p>5237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6351">
            <text:p>7635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802">
            <text:p>3280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494">
            <text:p>4649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764">
            <text:p>5376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1906">
            <text:p>7190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182">
            <text:p>5718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968">
            <text:p>6296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295">
            <text:p>5929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581">
            <text:p>5158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978">
            <text:p>5797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178">
            <text:p>2617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457">
            <text:p>7545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911">
            <text:p>4591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7">
            <text:p>3882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694">
            <text:p>4869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457">
            <text:p>4345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973">
            <text:p>2697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987">
            <text:p>2498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750">
            <text:p>3075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894">
            <text:p>2989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732">
            <text:p>6573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289">
            <text:p>2928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032">
            <text:p>5403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024">
            <text:p>2602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103">
            <text:p>3210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390">
            <text:p>3939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600">
            <text:p>3460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353">
            <text:p>4535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847">
            <text:p>5184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878">
            <text:p>3187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7281">
            <text:p>2728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211">
            <text:p>5621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674">
            <text:p>4067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1858">
            <text:p>9185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135">
            <text:p>5413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220">
            <text:p>5022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526">
            <text:p>6552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468">
            <text:p>4946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207">
            <text:p>6220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3621">
            <text:p>7362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643">
            <text:p>3664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271">
            <text:p>7027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418">
            <text:p>4541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969">
            <text:p>5196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975">
            <text:p>2997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219">
            <text:p>3821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687">
            <text:p>5268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0310">
            <text:p>9031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5327">
            <text:p>14532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423">
            <text:p>12842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4014">
            <text:p>9401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9169">
            <text:p>13916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911">
            <text:p>5391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9864">
            <text:p>3986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799">
            <text:p>9979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2197">
            <text:p>12219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3284">
            <text:p>14328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928">
            <text:p>8392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622">
            <text:p>17862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6908">
            <text:p>8690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8859">
            <text:p>11885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670">
            <text:p>476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460">
            <text:p>5746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748">
            <text:p>4774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904">
            <text:p>9690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2763">
            <text:p>11276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0078">
            <text:p>12007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660">
            <text:p>7066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842">
            <text:p>11384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996">
            <text:p>5599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9434">
            <text:p>5943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650">
            <text:p>7365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683">
            <text:p>6968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397">
            <text:p>7839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58">
            <text:p>6085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917">
            <text:p>6391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4229">
            <text:p>11422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7347">
            <text:p>22734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500">
            <text:p>9050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495">
            <text:p>6749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333">
            <text:p>9633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6836">
            <text:p>8683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0386">
            <text:p>12038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079">
            <text:p>6507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1406">
            <text:p>14140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703">
            <text:p>4570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990">
            <text:p>3599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0606">
            <text:p>26060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160">
            <text:p>4616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819">
            <text:p>708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1936">
            <text:p>12193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0035">
            <text:p>11003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2421">
            <text:p>8242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4210">
            <text:p>7421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937">
            <text:p>4993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633">
            <text:p>7963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706">
            <text:p>8970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9247">
            <text:p>22924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8882">
            <text:p>24888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364">
            <text:p>14936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3226">
            <text:p>15322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5201">
            <text:p>21520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14972">
            <text:p>71497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0761">
            <text:p>26076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1799">
            <text:p>18179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3042">
            <text:p>8304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1934">
            <text:p>25193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3003">
            <text:p>11300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0598">
            <text:p>43059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866">
            <text:p>13186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785">
            <text:p>20078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2958">
            <text:p>25295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4716">
            <text:p>10471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17">
            <text:p>19671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9813">
            <text:p>27981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0351">
            <text:p>22035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744">
            <text:p>18774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8313">
            <text:p>37831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4637">
            <text:p>19463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2842">
            <text:p>25284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8449">
            <text:p>19844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7941">
            <text:p>17794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7557">
            <text:p>25755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7353">
            <text:p>21735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696">
            <text:p>20069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6291">
            <text:p>24629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7675">
            <text:p>33767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3112">
            <text:p>33311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3620">
            <text:p>10362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760">
            <text:p>13176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429">
            <text:p>18742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0250">
            <text:p>25025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9071">
            <text:p>11907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1869">
            <text:p>16186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500">
            <text:p>18750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7499">
            <text:p>38749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8142">
            <text:p>24814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7528">
            <text:p>16752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1400">
            <text:p>22140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9046">
            <text:p>39904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622">
            <text:p>21362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4023">
            <text:p>9402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2834">
            <text:p>12283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1977">
            <text:p>27197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2023">
            <text:p>23202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036">
            <text:p>9003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1525">
            <text:p>8152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569">
            <text:p>13356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01496">
            <text:p>90149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302">
            <text:p>73730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196">
            <text:p>62619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8330">
            <text:p>26833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87710">
            <text:p>78771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3885">
            <text:p>28388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48291">
            <text:p>54829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66116">
            <text:p>56611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2864">
            <text:p>27286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4067">
            <text:p>50406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3470">
            <text:p>45347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4919">
            <text:p>32491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10812">
            <text:p>161081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44733">
            <text:p>94473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4597">
            <text:p>62459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99618">
            <text:p>69961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5738">
            <text:p>2057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44203">
            <text:p>174420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61583">
            <text:p>56158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98254">
            <text:p>79825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99182">
            <text:p>39918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11096">
            <text:p>71109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47312">
            <text:p>64731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0045">
            <text:p>40004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8308">
            <text:p>120830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60707">
            <text:p>66070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9867">
            <text:p>29986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4113">
            <text:p>33411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89495">
            <text:p>68949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7698">
            <text:p>33769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4461">
            <text:p>22446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42345">
            <text:p>154234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29194">
            <text:p>82919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00117">
            <text:p>140011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73208">
            <text:p>77320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5188">
            <text:p>62518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9977">
            <text:p>185997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84198">
            <text:p>118419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85264">
            <text:p>78526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03839">
            <text:p>120383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17714">
            <text:p>61771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63926">
            <text:p>66392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92899">
            <text:p>59289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38733">
            <text:p>133873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0347">
            <text:p>46034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0154">
            <text:p>34015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0591">
            <text:p>40059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16736">
            <text:p>71673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36926">
            <text:p>253692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8235">
            <text:p>49823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24479">
            <text:p>282447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670427">
            <text:p>967042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88814">
            <text:p>15888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31723">
            <text:p>123172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27995">
            <text:p>92799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26535">
            <text:p>142653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68348">
            <text:p>246834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83171">
            <text:p>138317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37064">
            <text:p>273706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87183">
            <text:p>188718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60949">
            <text:p>76094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66366">
            <text:p>186636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71973">
            <text:p>227197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89660">
            <text:p>128966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90624">
            <text:p>219062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65506">
            <text:p>126550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42161">
            <text:p>124216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31587">
            <text:p>473158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74573">
            <text:p>227457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15192">
            <text:p>101519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89239">
            <text:p>148923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52060">
            <text:p>405206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99890">
            <text:p>369989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11468">
            <text:p>121146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67060">
            <text:p>486706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97703">
            <text:p>89770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711517">
            <text:p>571151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44322">
            <text:p>324432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28195">
            <text:p>92819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99698">
            <text:p>89969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30992">
            <text:p>83099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4510">
            <text:p>146451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06636">
            <text:p>350663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01278">
            <text:p>90127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10791">
            <text:p>231079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40615">
            <text:p>29406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4322">
            <text:p>47432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57287">
            <text:p>75728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17617">
            <text:p>441761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437204">
            <text:p>543720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81955">
            <text:p>478195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28914">
            <text:p>17289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43272">
            <text:p>254327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07902">
            <text:p>300790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44592">
            <text:p>234459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22968">
            <text:p>142296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79475">
            <text:p>327947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61395">
            <text:p>226139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20178">
            <text:p>462017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12934">
            <text:p>111293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838267">
            <text:p>1583826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016937">
            <text:p>1301693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585824">
            <text:p>1058582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391976">
            <text:p>1139197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68703">
            <text:p>436870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06060">
            <text:p>310606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395656">
            <text:p>63956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79411">
            <text:p>367941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537180">
            <text:p>1053718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214814">
            <text:p>821481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788259">
            <text:p>978825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31306">
            <text:p>503130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98844">
            <text:p>419884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020246">
            <text:p>702024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30384">
            <text:p>543038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905319">
            <text:p>1090531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26683">
            <text:p>292668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82771">
            <text:p>268277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067593">
            <text:p>1006759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92805">
            <text:p>389280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50731">
            <text:p>305073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21714">
            <text:p>612171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023541">
            <text:p>702354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22649">
            <text:p>372264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900971">
            <text:p>690097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657756">
            <text:p>66577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625696">
            <text:p>862569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23589">
            <text:p>602358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562077">
            <text:p>1156207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859236">
            <text:p>685923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271410">
            <text:p>1727141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954123">
            <text:p>4695412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64653">
            <text:p>386465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121994">
            <text:p>1812199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332677">
            <text:p>833267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09167">
            <text:p>310916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25708">
            <text:p>492570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364427">
            <text:p>936442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57771">
            <text:p>225777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70673">
            <text:p>507067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83340">
            <text:p>388334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425326">
            <text:p>1242532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54716">
            <text:p>205471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77324">
            <text:p>467732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78357">
            <text:p>247835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387029">
            <text:p>938702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86893">
            <text:p>448689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92929">
            <text:p>319292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175436">
            <text:p>1017543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59710">
            <text:p>285971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708831">
            <text:p>6070883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482617">
            <text:p>5548261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188025">
            <text:p>2018802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02278">
            <text:p>410227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567857">
            <text:p>2256785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141809">
            <text:p>1814180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37528">
            <text:p>783752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835819">
            <text:p>2283581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1894454">
            <text:p>9189445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699874">
            <text:p>1369987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3305952">
            <text:p>7330595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206737">
            <text:p>4120673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320939">
            <text:p>1332093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746993">
            <text:p>1474699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047711">
            <text:p>2004771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971488">
            <text:p>5197148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511347">
            <text:p>1051134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6895014">
            <text:p>2689501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4738117">
            <text:p>6473811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051143">
            <text:p>805114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407466">
            <text:p>840746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353539">
            <text:p>3435353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237501">
            <text:p>1723750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284107">
            <text:p>3528410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273559">
            <text:p>1227355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761145">
            <text:p>876114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515665">
            <text:p>2451566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618234">
            <text:p>961823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726957">
            <text:p>972695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9080426">
            <text:p>790804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2994975">
            <text:p>3299497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130550">
            <text:p>2413055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2293124">
            <text:p>7229312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765554">
            <text:p>976555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917349">
            <text:p>4491734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853326">
            <text:p>368533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318951">
            <text:p>2331895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01154">
            <text:p>740115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651995">
            <text:p>2365199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66613">
            <text:p>376661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621090">
            <text:p>2562109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204512">
            <text:p>3620451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6362897">
            <text:p>13636289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4770232">
            <text:p>647702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958677">
            <text:p>3495867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724951">
            <text:p>1272495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507114">
            <text:p>2550711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353060">
            <text:p>5735306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348991">
            <text:p>4634899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19791">
            <text:p>451979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267280">
            <text:p>4426728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6057642">
            <text:p>4605764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4576567">
            <text:p>13457656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8982442">
            <text:p>16898244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860540">
            <text:p>2586054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150227">
            <text:p>6115022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483151">
            <text:p>6448315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2048414">
            <text:p>11204841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321082">
            <text:p>6432108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7068722">
            <text:p>2706872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8643677">
            <text:p>17864367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729226">
            <text:p>9272922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3726434">
            <text:p>12372643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929264">
            <text:p>992926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341054">
            <text:p>5334105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75245415">
            <text:p>27524541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2734779">
            <text:p>19273477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2660448">
            <text:p>17266044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286920">
            <text:p>15828692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9411161">
            <text:p>11941116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9953319">
            <text:p>16995331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947155">
            <text:p>7894715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0581285">
            <text:p>13058128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8681797">
            <text:p>3868179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0366340">
            <text:p>12036634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720667">
            <text:p>5972066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8215634">
            <text:p>18821563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19049407">
            <text:p>31904940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0779817">
            <text:p>7077981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4185993">
            <text:p>71418599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824233">
            <text:p>2582423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352758">
            <text:p>7635275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3080706">
            <text:p>8308070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667447">
            <text:p>15866744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2861029">
            <text:p>13286102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981115">
            <text:p>9498111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239406">
            <text:p>4423940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6694321">
            <text:p>21669432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3043615">
            <text:p>10304361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081864">
            <text:p>6008186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3959421">
            <text:p>12395942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3152580">
            <text:p>20315258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2801977">
            <text:p>13280197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4165891">
            <text:p>3416589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8870847">
            <text:p>14887084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6314713">
            <text:p>12631471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1117543">
            <text:p>23111754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3985532">
            <text:p>8398553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485914">
            <text:p>6148591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8787191">
            <text:p>17878719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0840778">
            <text:p>2808407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44399320">
            <text:p>34439932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70893545">
            <text:p>37089354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9794577">
            <text:p>26979457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9512778">
            <text:p>3195127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42898797">
            <text:p>34289879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2708627">
            <text:p>17270862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48383472">
            <text:p>54838347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5947447">
            <text:p>47594744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1344061">
            <text:p>25134406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1774410">
            <text:p>15177441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4946860">
            <text:p>40494686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39944481">
            <text:p>53994448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6829501">
            <text:p>2368295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46014621">
            <text:p>54601462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1738215">
            <text:p>40173821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327368">
            <text:p>19532736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1782235">
            <text:p>41178223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1454139">
            <text:p>39145413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7107680">
            <text:p>9710768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8748219">
            <text:p>41874821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3390745">
            <text:p>25339074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3698206">
            <text:p>40369820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60448341">
            <text:p>56044834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25520447">
            <text:p>32552044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3710163">
            <text:p>88371016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42184790">
            <text:p>94218479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5156623">
            <text:p>26515662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3530499">
            <text:p>12353049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8128871">
            <text:p>18812887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27376296">
            <text:p>42737629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4316629">
            <text:p>13431662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42113761">
            <text:p>34211376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23933337">
            <text:p>42393333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63191477">
            <text:p>86319147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9575039">
            <text:p>20957503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1173305">
            <text:p>13117330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1108664">
            <text:p>24110866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61225852">
            <text:p>46122585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5497218">
            <text:p>31549721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9407936">
            <text:p>24940793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2684623">
            <text:p>77268462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4048760">
            <text:p>21404876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94061762">
            <text:p>4940617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69141116">
            <text:p>46914111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9542928">
            <text:p>30954292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9230945">
            <text:p>4923094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1677701">
            <text:p>1516777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3526843">
            <text:p>66352684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42924323">
            <text:p>34292432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75253241">
            <text:p>77525324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50605737">
            <text:p>55060573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8587535">
            <text:p>99858753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353803">
            <text:p>3235380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8444681">
            <text:p>14844468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59342873">
            <text:p>45934287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9292492">
            <text:p>23929249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5976820">
            <text:p>29597682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91811146">
            <text:p>59181114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8954483">
            <text:p>94895448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4462938">
            <text:p>95446293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83153357">
            <text:p>48315335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7844483">
            <text:p>14784448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36878750">
            <text:p>83687875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6689853">
            <text:p>86668985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1106371">
            <text:p>7011063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3671440">
            <text:p>70367144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2612626">
            <text:p>21261262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9237068">
            <text:p>44923706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4183395">
            <text:p>84418339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81402806">
            <text:p>58140280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44727762">
            <text:p>64472776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40410595">
            <text:p>44041059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7227454">
            <text:p>96722745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1430355">
            <text:p>23143035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6597648">
            <text:p>42659764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98071554">
            <text:p>89807155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63492106">
            <text:p>76349210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3420534">
            <text:p>95342053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7693229">
            <text:p>78769322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137418">
            <text:p>4013741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3922747">
            <text:p>14392274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7795908">
            <text:p>22779590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58207975">
            <text:p>35820797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3373935">
            <text:p>11337393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0281106">
            <text:p>69028110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09031436">
            <text:p>90903143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6353881">
            <text:p>11635388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78696997">
            <text:p>77869699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2660805">
            <text:p>57266080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5600080">
            <text:p>5560008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5099585">
            <text:p>1450995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9444534">
            <text:p>70944453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0584080">
            <text:p>87058408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4707818">
            <text:p>22470781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81716873">
            <text:p>78171687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1607902">
            <text:p>19160790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93485589">
            <text:p>59348558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37535222">
            <text:p>63753522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0943044">
            <text:p>73094304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4:49:39.31</dc:date>
    <meta:document-statistic meta:table-count="1" meta:cell-count="1470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cm" svg:height="11.362cm" xlink:href=".." xlink:type="simple" chart:class="chart:line" chart:style-name="ch1">
        <chart:legend chart:legend-position="end" svg:x="18.29cm" svg:y="5.107cm" style:legend-expansion="high" chart:style-name="ch2"/>
        <chart:plot-area chart:style-name="ch3" table:cell-range-address="Hoja1.E1:Hoja1.G15" chart:data-source-has-labels="both" svg:x="0.86cm" svg:y="1.043cm" svg:width="16.61cm" svg:height="9.672cm">
          <chartooo:coordinate-region svg:x="4.26cm" svg:y="1.255cm" svg:width="13.023cm" svg:height="8.787cm"/>
          <chart:axis chart:dimension="x" chart:name="primary-x" chart:style-name="ch4" chartooo:axis-type="auto">
            <chartooo:date-scale/>
            <chart:categories table:cell-range-address="Hoja1.E2:Hoja1.E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15" chart:label-cell-address="Hoja1.F1:Hoja1.F1" chart:class="chart:line">
            <chart:data-point chart:repeated="14"/>
          </chart:series>
          <chart:series chart:style-name="ch8" chart:values-cell-range-address="Hoja1.G2:Hoja1.G15" chart:label-cell-address="Hoja1.G1:Hoja1.G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F1:Hoja1.F1</svg:desc>
                </draw:g>
              </table:table-cell>
              <table:table-cell office:value-type="string">
                <text:p>Teorico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E2:Hoja1.E15</svg:desc>
                </draw:g>
              </table:table-cell>
              <table:table-cell office:value-type="float" office:value="6376.48">
                <text:p>6376.48</text:p>
                <draw:g>
                  <svg:desc>Hoja1.F2:Hoja1.F15</svg:desc>
                </draw:g>
              </table:table-cell>
              <table:table-cell office:value-type="float" office:value="24">
                <text:p>24</text:p>
                <draw:g>
                  <svg:desc>Hoja1.G2:Hoja1.G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002.63">
                <text:p>7002.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977.62">
                <text:p>7977.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700.68">
                <text:p>13700.68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628.82">
                <text:p>24628.82</text:p>
              </table:table-cell>
              <table:table-cell office:value-type="float" office:value="41384">
                <text:p>413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693.79">
                <text:p>48693.79</text:p>
              </table:table-cell>
              <table:table-cell office:value-type="float" office:value="369856">
                <text:p>3698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9773.21">
                <text:p>109773.21</text:p>
              </table:table-cell>
              <table:table-cell office:value-type="float" office:value="3682008">
                <text:p>36820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7460.59">
                <text:p>377460.59</text:p>
              </table:table-cell>
              <table:table-cell office:value-type="float" office:value="40379120">
                <text:p>403791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22003.19">
                <text:p>1222003.19</text:p>
              </table:table-cell>
              <table:table-cell office:value-type="float" office:value="483501832">
                <text:p>4835018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905206.61">
                <text:p>3905206.61</text:p>
              </table:table-cell>
              <table:table-cell office:value-type="float" office:value="6275475744">
                <text:p>62754757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049780.38">
                <text:p>16049780.38</text:p>
              </table:table-cell>
              <table:table-cell office:value-type="float" office:value="87749702456">
                <text:p>877497024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3364739.62">
                <text:p>63364739.62</text:p>
              </table:table-cell>
              <table:table-cell office:value-type="float" office:value="1314995756368">
                <text:p>13149957563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3839183.31">
                <text:p>183839183.31</text:p>
              </table:table-cell>
              <table:table-cell office:value-type="float" office:value="21024039544680">
                <text:p>210240395446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8261240.7">
                <text:p>268261240.7</text:p>
              </table:table-cell>
              <table:table-cell office:value-type="float" office:value="357190280388992">
                <text:p>357190280388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